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36pt" style:text-underline-style="solid" style:text-underline-width="auto" style:text-underline-color="font-color" fo:font-weight="bold" style:font-size-asian="31.5pt" style:font-weight-asian="bold" style:font-size-complex="36pt" style:font-weight-complex="bold"/>
    </style:style>
    <style:style style:name="P2" style:family="paragraph" style:parent-style-name="Standard">
      <style:text-properties fo:font-size="18pt" style:text-underline-style="none" fo:font-weight="normal" style:font-size-asian="15.75pt" style:font-weight-asian="normal" style:font-size-complex="18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NSU</text:p>
      <text:p text:style-name="P2"/>
      <text:p text:style-name="P2"/>
      <text:p text:style-name="P2"><text:s text:c="11"/>Sensu is a monitoring framework that was built for cloud and was designed with modern configuration management tools such as Puppet. </text:p>
      <text:p text:style-name="P2"/>
      <text:p text:style-name="P2"><text:s text:c="11"/>There are several advantages of using Sensu. The first advantage is that Sensu is a simple framework. It is very light on configuration. Sensu is written in Ruby, using the EventMachine library.It has clean and small code. Also, it takes only minutes to install it. The other advantage of using Sensu is being malleable.</text:p>
      <text:p text:style-name="P2">If you want to change, nothing has to be restarted or reconfigured since new instances will be discovered automatically. This condition offers easy to extend. The last advantage is being scalable. When you have to increase or decrease your infrastructure, it aims to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ser </meta:initial-creator>
    <meta:creation-date>2014-06-11T09:14:44</meta:creation-date>
    <dc:date>2014-06-11T12:10:52</dc:date>
    <dc:creator>user </dc:creator>
    <meta:editing-duration>PT2H10M37S</meta:editing-duration>
    <meta:editing-cycles>8</meta:editing-cycles>
    <meta:generator>LibreOffice/3.3$Unix LibreOffice_project/330m19$Build-401</meta:generator>
    <meta:document-statistic meta:table-count="0" meta:image-count="0" meta:object-count="0" meta:page-count="1" meta:paragraph-count="4" meta:word-count="120" meta:character-count="751"/>
  </office:meta>
</office:document-meta>
</file>